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10000003B4BB27AC8B9207A3E.png" manifest:media-type="image/png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Automatica BRK" svg:font-family="'Automatica BRK'" style:font-pitch="variable"/>
    <style:font-face style:name="Bobcaygeon BRK" svg:font-family="'Bobcaygeon BRK'" style:font-pitch="variable"/>
    <style:font-face style:name="Decrepit BRK" svg:font-family="'Decrepit BRK'" style:font-pitch="variable"/>
    <style:font-face style:name="DejaVu Sans" svg:font-family="'DejaVu Sans'" style:font-family-generic="system" style:font-pitch="variable"/>
    <style:font-face style:name="Flipside BRK" svg:font-family="'Flipside BR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3" style:family="graphic" style:parent-style-name="standard">
      <style:graphic-properties draw:stroke="none" draw:fill="none" fo:min-height="3.6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Nature_5f_Illustration1-title">
      <style:graphic-properties fo:min-height="13.951cm"/>
      <style:paragraph-properties style:writing-mode="lr-tb"/>
    </style:style>
    <style:style style:name="pr2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.3cm" fo:text-align="center" fo:text-indent="0cm"/>
      <style:text-properties fo:color="#ff0000" loext:opacity="100%" style:font-name="Flipside BRK" fo:font-size="24pt" fo:background-color="#ffffff" style:font-size-asian="24pt" style:font-size-complex="24pt"/>
    </style:style>
    <style:style style:name="P3" style:family="paragraph">
      <style:text-properties style:font-name="Bobcaygeon BRK"/>
    </style:style>
    <style:style style:name="P4" style:family="paragraph">
      <loext:graphic-properties draw:fill="none" draw:fill-color="#ffffff"/>
      <style:text-properties style:font-name="Bobcaygeon BRK"/>
    </style:style>
    <style:style style:name="P5" style:family="paragraph">
      <style:paragraph-properties fo:text-align="center"/>
      <style:text-properties style:font-name="Bobcaygeon BRK"/>
    </style:style>
    <style:style style:name="P6" style:family="paragraph">
      <loext:graphic-properties draw:fill="none"/>
      <style:paragraph-properties fo:text-align="center"/>
      <style:text-properties style:font-name="Bobcaygeon BRK"/>
    </style:style>
    <style:style style:name="P7" style:family="paragraph">
      <loext:graphic-properties draw:fill="none" draw:fill-color="#ffffff"/>
      <style:paragraph-properties fo:text-align="center"/>
      <style:text-properties style:font-name="Bobcaygeon BRK"/>
    </style:style>
    <style:style style:name="P8" style:family="paragraph">
      <loext:graphic-properties draw:fill-color="#ffffff"/>
    </style:style>
    <style:style style:name="T1" style:family="text">
      <style:text-properties fo:color="#ff0000" loext:opacity="100%" style:font-name="Flipside BRK" fo:font-size="24pt" fo:background-color="#ffffff" style:font-size-asian="24pt" style:font-size-complex="24pt"/>
    </style:style>
    <style:style style:name="T2" style:family="text">
      <style:text-properties style:font-name="Bobcaygeon BR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1" presentation:presentation-page-layout-name="AL1T1" presentation:use-date-time-name="dtd1">
        <office:forms form:automatic-focus="false" form:apply-design-mode="false"/>
        <draw:frame draw:style-name="gr1" draw:text-style-name="P1" draw:layer="layout" svg:width="10.184cm" svg:height="1.559cm" svg:x="0.525cm" svg:y="1.143cm">
          <draw:image xlink:href="Pictures/10000001000001810000003B4BB27AC8B9207A3E.png" xlink:type="simple" xlink:show="embed" xlink:actuate="onLoad" draw:mime-type="image/png">
            <text:p/>
          </draw:image>
        </draw:frame>
        <draw:frame presentation:style-name="pr1" draw:text-style-name="P2" draw:layer="layout" svg:width="1cm" svg:height="15.999cm" svg:x="2cm" svg:y="2.864cm" presentation:class="title" presentation:user-transformed="true">
          <draw:text-box>
            <text:p text:style-name="P2"><text:span text:style-name="T1">Diseño </text:span><text:span text:style-name="T1"><text:line-break/></text:span><text:span text:style-name="T1">Gráfico <text:s/>2022</text:span></text:p>
          </draw:text-box>
        </draw:frame>
        <draw:frame draw:style-name="gr2" draw:text-style-name="P4" draw:layer="layout" svg:width="5cm" svg:height="4cm" svg:x="16cm" svg:y="13.5cm">
          <draw:text-box>
            <text:p text:style-name="P3"><text:span text:style-name="T2">ROSSE JORGE</text:span></text:p>
            <text:p text:style-name="P3"><text:span text:style-name="T2"/></text:p>
            <text:p text:style-name="P3"><text:span text:style-name="T2">MOREIRA</text:span></text:p>
            <text:p text:style-name="P3"><text:span text:style-name="T2">GUADALUPE</text:span></text:p>
          </draw:text-box>
        </draw:frame>
        <draw:frame draw:style-name="gr3" draw:text-style-name="P6" draw:layer="layout" svg:width="9.5cm" svg:height="3.935cm" svg:x="6cm" svg:y="6.065cm">
          <draw:text-box>
            <text:p text:style-name="P5"><text:span text:style-name="T2">Julieta Alejandra Muñoz</text:span></text:p>
            <text:p text:style-name="P5"><text:span text:style-name="T2">Rocio Nahir Rocha</text:span></text:p>
            <text:p text:style-name="P5"><text:span text:style-name="T2">Mauricio Larrosa</text:span></text:p>
            <text:p text:style-name="P5"><text:span text:style-name="T2">Cristian Thea</text:span></text:p>
            <text:p text:style-name="P5"><text:span text:style-name="T2">Christiam Rey</text:span></text:p>
          </draw:text-box>
        </draw:frame>
        <draw:frame draw:style-name="gr4" draw:text-style-name="P7" draw:layer="layout" svg:width="5cm" svg:height="0.865cm" svg:x="8cm" svg:y="5cm">
          <draw:text-box>
            <text:p text:style-name="P5"><text:span text:style-name="T2">TRABAJO - 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Automatica BRK" svg:font-family="'Automatica BRK'" style:font-pitch="variable"/>
    <style:font-face style:name="Bobcaygeon BRK" svg:font-family="'Bobcaygeon BRK'" style:font-pitch="variable"/>
    <style:font-face style:name="Decrepit BRK" svg:font-family="'Decrepit BRK'" style:font-pitch="variable"/>
    <style:font-face style:name="DejaVu Sans" svg:font-family="'DejaVu Sans'" style:font-family-generic="system" style:font-pitch="variable"/>
    <style:font-face style:name="Flipside BRK" svg:font-family="'Flipside BR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4cm" svg:stroke-color="#000000" draw:marker-start-width="0.8cm" draw:marker-start-center="false" draw:marker-end-width="0.8cm" draw:marker-end-center="false" svg:stroke-opacity="85%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solid" svg:stroke-width="0.1cm" draw:marker-start-width="0.35cm" draw:marker-end-width="0.35cm" svg:stroke-opacity="65%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00:47:02.410719286</meta:creation-date>
    <meta:editing-duration>PT16M48S</meta:editing-duration>
    <meta:editing-cycles>6</meta:editing-cycles>
    <meta:generator>LibreOffice/7.3.5.2$Linux_X86_64 LibreOffice_project/30$Build-2</meta:generator>
    <dc:title>Nature Illustration</dc:title>
    <dc:date>2022-08-24T02:29:27.613047000</dc:date>
    <meta:document-statistic meta:object-count="39"/>
  </office:meta>
</office:document-meta>
</file>